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 fo:font-size="16pt" fo:font-weight="bold" officeooo:rsid="00171d18" officeooo:paragraph-rsid="00171d18" style:font-size-asian="14pt" style:font-weight-asian="bold" style:font-size-complex="16pt" style:font-weight-complex="bold"/>
    </style:style>
    <style:style style:name="P2" style:family="paragraph" style:parent-style-name="Standard">
      <style:paragraph-properties fo:text-align="justify" style:justify-single-word="false"/>
      <style:text-properties style:font-name="Times New Roman" fo:font-size="14pt" fo:font-weight="bold" officeooo:rsid="00171d18" officeooo:paragraph-rsid="00171d18" style:font-size-asian="14pt" style:font-weight-asian="bold" style:font-size-complex="14pt" style:font-weight-complex="bold"/>
    </style:style>
    <style:style style:name="P3" style:family="paragraph" style:parent-style-name="Standard">
      <style:paragraph-properties fo:text-align="justify" style:justify-single-word="false"/>
      <style:text-properties style:font-name="Times New Roman" fo:font-size="14pt" fo:font-weight="bold" officeooo:rsid="0017b6d8" officeooo:paragraph-rsid="0017b6d8" style:font-size-asian="14pt" style:font-weight-asian="bold" style:font-size-complex="14pt" style:font-weight-complex="bold"/>
    </style:style>
    <style:style style:name="P4" style:family="paragraph" style:parent-style-name="Standard">
      <style:paragraph-properties fo:text-align="justify" style:justify-single-word="false"/>
      <style:text-properties style:font-name="Times New Roman" fo:font-size="14pt" fo:font-weight="bold" style:font-size-asian="14pt" style:font-weight-asian="bold" style:font-size-complex="14pt" style:font-weight-complex="bold"/>
    </style:style>
    <style:style style:name="P5" style:family="paragraph" style:parent-style-name="Standard">
      <style:paragraph-properties fo:text-align="justify" style:justify-single-word="false"/>
      <style:text-properties style:font-name="Times New Roman" fo:font-size="12pt" fo:font-weight="normal" officeooo:rsid="00171d18" officeooo:paragraph-rsid="00171d18" style:font-size-asian="12pt" style:font-weight-asian="normal" style:font-size-complex="12pt" style:font-weight-complex="normal"/>
    </style:style>
    <style:style style:name="P6" style:family="paragraph" style:parent-style-name="Standard">
      <style:paragraph-properties fo:text-align="justify" style:justify-single-word="false"/>
      <style:text-properties style:font-name="Times New Roman" fo:font-size="12pt" fo:font-weight="normal" officeooo:rsid="00171d18" officeooo:paragraph-rsid="0018946b"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style:font-name="Times New Roman" fo:font-size="12pt" fo:font-weight="normal" officeooo:rsid="0017b6d8" officeooo:paragraph-rsid="0017b6d8" style:font-size-asian="12pt" style:font-weight-asian="normal" style:font-size-complex="12pt" style:font-weight-complex="normal"/>
    </style:style>
    <style:style style:name="P8" style:family="paragraph" style:parent-style-name="Standard">
      <style:paragraph-properties fo:text-align="justify" style:justify-single-word="false"/>
      <style:text-properties style:font-name="Times New Roman" fo:font-size="12pt" fo:font-weight="normal" officeooo:rsid="00171d18" officeooo:paragraph-rsid="00171d18"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style:font-name="Times New Roman" fo:font-size="12pt" fo:font-weight="normal" officeooo:rsid="00171d18" officeooo:paragraph-rsid="0018946b"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style:font-name="Times New Roman" fo:font-size="12pt" fo:font-weight="normal" officeooo:rsid="0017b6d8" officeooo:paragraph-rsid="0017b6d8"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style:font-name="Times New Roman" fo:font-size="12pt" style:font-size-asian="12pt" style:font-size-complex="12pt"/>
    </style:style>
    <style:style style:name="P12" style:family="paragraph" style:parent-style-name="Standard">
      <style:paragraph-properties fo:text-align="justify" style:justify-single-word="false"/>
      <style:text-properties style:font-name="Times New Roman"/>
    </style:style>
    <style:style style:name="P13" style:family="paragraph" style:parent-style-name="Standard">
      <style:paragraph-properties fo:text-align="justify" style:justify-single-word="false"/>
      <style:text-properties style:font-name="Times New Roman" officeooo:paragraph-rsid="00171d18"/>
    </style:style>
    <style:style style:name="P14" style:family="paragraph" style:parent-style-name="Standard">
      <style:paragraph-properties fo:text-align="justify" style:justify-single-word="false"/>
      <style:text-properties officeooo:rsid="0017b6d8"/>
    </style:style>
    <style:style style:name="P15" style:family="paragraph" style:parent-style-name="Standard" style:list-style-name="L1">
      <style:paragraph-properties fo:text-align="justify" style:justify-single-word="false"/>
      <style:text-properties officeooo:rsid="0017b6d8" officeooo:paragraph-rsid="0017b6d8"/>
    </style:style>
    <style:style style:name="P16" style:family="paragraph" style:parent-style-name="Standard">
      <style:paragraph-properties fo:text-align="justify" style:justify-single-word="false"/>
      <style:text-properties officeooo:rsid="0017b6d8" officeooo:paragraph-rsid="0017b6d8"/>
    </style:style>
    <style:style style:name="P17" style:family="paragraph" style:parent-style-name="Standard">
      <style:paragraph-properties fo:text-align="justify" style:justify-single-word="false"/>
      <style:text-properties officeooo:rsid="0017b6d8" officeooo:paragraph-rsid="0018946b"/>
    </style:style>
    <style:style style:name="P18" style:family="paragraph" style:parent-style-name="Standard">
      <style:paragraph-properties fo:text-align="justify" style:justify-single-word="false"/>
      <style:text-properties fo:font-size="12pt" officeooo:rsid="0017b6d8" style:font-size-asian="12pt" style:font-size-complex="12pt"/>
    </style:style>
    <style:style style:name="P19" style:family="paragraph" style:parent-style-name="Standard">
      <style:paragraph-properties fo:text-align="justify" style:justify-single-word="false"/>
    </style:style>
    <style:style style:name="P20" style:family="paragraph" style:parent-style-name="Standard">
      <style:paragraph-properties fo:text-align="justify" style:justify-single-word="false"/>
      <style:text-properties officeooo:paragraph-rsid="0017b6d8"/>
    </style:style>
    <style:style style:name="P21" style:family="paragraph" style:parent-style-name="Standard" style:list-style-name="L2">
      <style:paragraph-properties fo:text-align="justify" style:justify-single-word="false"/>
      <style:text-properties officeooo:paragraph-rsid="0018946b"/>
    </style:style>
    <style:style style:name="T1" style:family="text">
      <style:text-properties officeooo:rsid="00171d18"/>
    </style:style>
    <style:style style:name="T2" style:family="text">
      <style:text-properties style:font-name="Times New Roman" fo:font-size="14pt" fo:font-weight="normal" style:font-size-asian="14pt" style:font-weight-asian="normal" style:font-size-complex="14pt" style:font-weight-complex="normal"/>
    </style:style>
    <style:style style:name="T3" style:family="text">
      <style:text-properties style:font-name="Times New Roman" fo:font-size="14pt" fo:font-weight="normal" officeooo:rsid="0017b6d8" style:font-size-asian="14pt" style:font-weight-asian="normal" style:font-size-complex="14pt" style:font-weight-complex="normal"/>
    </style:style>
    <style:style style:name="T4" style:family="text">
      <style:text-properties style:font-name="Times New Roman" fo:font-size="14pt" fo:font-weight="normal" officeooo:rsid="0018946b" style:font-size-asian="14pt" style:font-weight-asian="normal" style:font-size-complex="14pt" style:font-weight-complex="normal"/>
    </style:style>
    <style:style style:name="T5" style:family="text">
      <style:text-properties fo:font-size="14pt" style:font-size-asian="12.25pt" style:font-size-complex="14pt"/>
    </style:style>
    <style:style style:name="T6" style:family="text">
      <style:text-properties fo:font-size="14pt" fo:font-weight="bold" style:font-size-asian="12.25pt" style:font-weight-asian="bold" style:font-size-complex="14pt" style:font-weight-complex="bold"/>
    </style:style>
    <style:style style:name="T7" style:family="text">
      <style:text-properties fo:font-size="14pt" fo:font-weight="bold" officeooo:rsid="00171d18" style:font-size-asian="12.25pt" style:font-weight-asian="bold" style:font-size-complex="14pt" style:font-weight-complex="bold"/>
    </style:style>
    <style:style style:name="T8" style:family="text">
      <style:text-properties fo:font-size="14pt" fo:font-weight="bold" officeooo:rsid="0018946b" style:font-size-asian="12.25pt" style:font-weight-asian="bold" style:font-size-complex="14pt" style:font-weight-complex="bold"/>
    </style:style>
    <style:style style:name="T9" style:family="text">
      <style:text-properties officeooo:rsid="0017b6d8"/>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IM : TO PREPARE PROBLEM DEFINING FOR BANK MANAGEMENT SYSTEM</text:p>
      <text:p text:style-name="P1"/>
      <text:p text:style-name="P2">ABSTRACT:</text:p>
      <text:p text:style-name="P2"/>
      <text:p text:style-name="P5">The Bank Account Management System is an application for maintaining a person's account in a bank. In this project I tried to show the working of a banking account system and cover the basic functionality of a Bank Account Management System. To develop a project for solving financial applications of a customer in banking environment in order to nurture the needs of an end banking user by providing various ways to perform banking tasks. Also to enable the user’s work space to have additional functionalities which are not provided under a conventional banking project. The Bank Account Management System undertaken as a project is based on relevant technologies. The main aim of this project is to develop software for Bank Account Management System. This project has been developed to carry out the processes easily and quickly, which is not possible with the manuals systems, which are overcome by this software. This project is developed using PHP, HTML language and MYSQL use for database connection. Creating and managing requirements is a challenge of IT, systems and product development projects or indeed for any activity where you have to manage a contractual relationship.</text:p>
      <text:p text:style-name="P5"/>
      <text:p text:style-name="P13"><text:span text:style-name="T7">Drawbacks in Existing System:</text:span></text:p>
      <text:p text:style-name="P13"><text:span text:style-name="T7"/></text:p>
      <text:p text:style-name="P12">The Traditional way of maintaining details of a user in a bank was to enter the details and </text:p>
      <text:p text:style-name="P12">record them. Every time the user needs to perform some transactions he has to go to bank and </text:p>
      <text:p text:style-name="P12">perform the necessary actions, which may not be so feasible all the time. It may be a hard-</text:p>
      <text:p text:style-name="P12">hitting task for the users and the bankers to<text:span text:style-name="T1">o.</text:span></text:p>
      <text:p text:style-name="P8"/>
      <text:p text:style-name="P9"><text:span text:style-name="T6">D</text:span><text:span text:style-name="T8">isadvantages:</text:span></text:p>
      <text:p text:style-name="P9"><text:span text:style-name="T8"/></text:p>
      <text:p text:style-name="P6">Traditional banking, where customers visit brick-and-mortar branches to conduct business, has its uses. But unlike online and mobile banking, physical bank branches are only available for limited hours and can become crowded, making it time-consuming to conduct even basic transactions.</text:p>
      <text:p text:style-name="P5"/>
      <text:p text:style-name="P3">Overview of System Design :</text:p>
      <text:p text:style-name="P10"><text:s/>The system users are mainly including System admin Module and Customer Module</text:p>
      <text:p text:style-name="P10"/>
      <text:p text:style-name="P20"><text:span text:style-name="T3">1.Admin Module:</text:span></text:p>
      <text:p text:style-name="P20"><text:span text:style-name="T3"/></text:p>
      <text:p text:style-name="P19">Admin can access this project there is an authorization process. If you login as an Admin then </text:p>
      <text:p text:style-name="P19">you will be redirected to the Admin Home Page and if you are a simple user you will be </text:p>
      <text:p text:style-name="P19">redirected to your Account Home Page. This performs the following functions: Create </text:p>
      <text:p text:style-name="P19">Individual Accounts, Manage existing accounts, View all transactions, Balance enquiry, </text:p>
      <text:p text:style-name="P19">Delete/close account etc. </text:p>
      <text:p text:style-name="P19"/>
      <text:list xml:id="list1013797381" text:style-name="L1">
        <text:list-item>
          <text:p text:style-name="P15">Admin login</text:p>
        </text:list-item>
        <text:list-item>
          <text:p text:style-name="P15">Add/Delete/Update</text:p>
        </text:list-item>
        <text:list-item>
          <text:p text:style-name="P15">Account Information</text:p>
        </text:list-item>
        <text:list-item>
          <text:p text:style-name="P15">User Details</text:p>
        </text:list-item>
      </text:list>
      <text:p text:style-name="P16"/>
      <text:p text:style-name="P17"><text:span text:style-name="T4">2</text:span><text:span text:style-name="T2">.</text:span><text:span text:style-name="T4">User</text:span><text:span text:style-name="T2"> Module:</text:span></text:p>
      <text:p text:style-name="P17"><text:soft-page-break/><text:span text:style-name="T2"/></text:p>
      <text:p text:style-name="P16">User can also transfer money from their account to any other bank account. User can see their </text:p>
      <text:p text:style-name="P19">transaction report and balance enquiry too. </text:p>
      <text:list xml:id="list1958424349" text:style-name="L2">
        <text:list-item>
          <text:p text:style-name="P21"><text:s/>User login, use PIN system </text:p>
        </text:list-item>
        <text:list-item>
          <text:p text:style-name="P21">Creating/open new account registration </text:p>
        </text:list-item>
        <text:list-item>
          <text:p text:style-name="P21">Funds transfer (local/international/domestic) </text:p>
        </text:list-item>
        <text:list-item>
          <text:p text:style-name="P21">View statements transaction </text:p>
        </text:list-item>
        <text:list-item>
          <text:p text:style-name="P21">User account details </text:p>
        </text:list-item>
        <text:list-item>
          <text:p text:style-name="P21">Change Password and PIN </text:p>
        </text:list-item>
      </text:list>
      <text:p text:style-name="P14"/>
      <text:p text:style-name="P14"/>
      <text:p text:style-name="P19"/>
      <text:p text:style-name="P4">Conclusion </text:p>
      <text:p text:style-name="P4"/>
      <text:p text:style-name="P11">This project is developed to nurture the needs of a user in a banking sector by embedding all </text:p>
      <text:p text:style-name="P11">the tasks of transactions taking place in a bank. Future version of this project will still be </text:p>
      <text:p text:style-name="P11">much enhanced than the current version. Writing and depositing checks are perhaps the most </text:p>
      <text:p text:style-name="P11">fundamental ways to move money in and out of a checking account, but advancements in </text:p>
      <text:p text:style-name="P11">technology have added ATM and debit card transactions. All banks have rules about how </text:p>
      <text:p text:style-name="P11">long it takes to access your deposits, how many debit card transactions you're allowed in a </text:p>
      <text:p text:style-name="P11">day, and how much cash you can withdraw from an ATM. Access to the balance in your </text:p>
      <text:p text:style-name="P11">checking account can also be limited by businesses that place holds on your funds. Banks are </text:p>
      <text:p text:style-name="P11">providing internet banking services also so that the customers can be attracted. By asking the </text:p>
      <text:p text:style-name="P11">bank employs we came to know that maximum numbers of internet bank account holders are </text:p>
      <text:p text:style-name="P11">youth and business man. </text:p>
      <text:p text:style-name="P18"/>
      <text:p text:style-name="P7"/>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Arial Unicode MS"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Arial Unicode MS"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3T14:50:48.718366996</meta:creation-date>
    <dc:date>2019-02-13T15:19:12.441626172</dc:date>
    <meta:editing-duration>PT8M2S</meta:editing-duration>
    <meta:editing-cycles>1</meta:editing-cycles>
    <meta:document-statistic meta:table-count="0" meta:image-count="0" meta:object-count="0" meta:page-count="2" meta:paragraph-count="43" meta:word-count="616" meta:character-count="3749" meta:non-whitespace-character-count="3157"/>
    <meta:generator>LibreOffice/5.3.0.3$Linux_X86_64 LibreOffice_project/7074905676c47b82bbcfbea1aeefc84afe1c50e1</meta:generator>
  </office:meta>
</office:document-meta>
</file>